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2cm"/>
    </style:style>
    <style:style style:name="co2" style:family="table-column">
      <style:table-column-properties fo:break-before="auto" style:column-width="15.628cm"/>
    </style:style>
    <style:style style:name="co3" style:family="table-column">
      <style:table-column-properties fo:break-before="auto" style:column-width="22.565cm"/>
    </style:style>
    <style:style style:name="co4" style:family="table-column">
      <style:table-column-properties fo:break-before="auto" style:column-width="3.556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5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Krav</text:p>
          </table:table-cell>
          <table:table-cell table:style-name="ce1" office:value-type="string">
            <text:p>Beskrivning</text:p>
          </table:table-cell>
          <table:table-cell table:style-name="ce1" office:value-type="string">
            <text:p>Kravtyp</text:p>
          </table:table-cell>
          <table:table-cell table:style-name="ce1" office:value-type="string">
            <text:p>Referens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rioritet</text:p>
          </table:table-cell>
          <table:table-cell table:style-name="ce1" office:value-type="string">
            <text:p>Beroende av andra krav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m användare vill jag kunna få instruktioner för hur spelet fungerar.</text:p>
          </table:table-cell>
          <table:table-cell office:value-type="string">
            <text:p>En ruta ska visas innan spelet sätter igång, där spelaren får tydlig info om spelets koncept, kontroller osv.</text:p>
          </table:table-cell>
          <table:table-cell office:value-type="string">
            <text:p>Funktionellt krav</text:p>
          </table:table-cell>
          <table:table-cell office:value-type="string">
            <text:p>BK 2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om användare vill jag kunna välja att spela själv eller med någon.</text:p>
          </table:table-cell>
          <table:table-cell office:value-type="string">
            <text:p>Applikationen ska ge användaren valet att antingen spela ensam, eller mot en annan person.</text:p>
          </table:table-cell>
          <table:table-cell office:value-type="string">
            <text:p>Funktionellt krav</text:p>
          </table:table-cell>
          <table:table-cell office:value-type="string">
            <text:p>BK 2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m jag som användare väljer att spela mot någon, så vill vi kunna spela på samma tangentbord.</text:p>
          </table:table-cell>
          <table:table-cell office:value-type="string">
            <text:p>Spelare ska kunna dela skärm/tangentbord och spela samtidigt.</text:p>
          </table:table-cell>
          <table:table-cell office:value-type="string">
            <text:p>Funktionellt krav</text:p>
          </table:table-cell>
          <table:table-cell office:value-type="string">
            <text:p>BK 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m jag som användare väljer att spela mot någon, så vill jag kunna spela över nätet.</text:p>
          </table:table-cell>
          <table:table-cell office:value-type="string">
            <text:p>Spelare ska kunna spela mot någon annan som också har valt att spela mot någon annan över nätet.</text:p>
          </table:table-cell>
          <table:table-cell office:value-type="string">
            <text:p>Funktionellt krav</text:p>
          </table:table-cell>
          <table:table-cell office:value-type="string">
            <text:p>BK 1</text:p>
          </table:table-cell>
          <table:table-cell office:value-type="string">
            <text:p>Ej påbörjat</text:p>
          </table:table-cell>
          <table:table-cell/>
          <table:table-cell office:value-type="string">
            <text:p>Beroende av krav 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Som spelare vill jag spela klart en omgång på högst 5 minuter.</text:p>
          </table:table-cell>
          <table:table-cell office:value-type="string">
            <text:p>Banans storlek ska anpassas så att spelaren kan nå toppen efter högst 5 minuter.</text:p>
          </table:table-cell>
          <table:table-cell office:value-type="string">
            <text:p>Icke-funktionellt krav</text:p>
          </table:table-cell>
          <table:table-cell office:value-type="string">
            <text:p>BK 2.2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om spelare vill jag att det ska finnas fiender som ger mig utmaning</text:p>
          </table:table-cell>
          <table:table-cell office:value-type="string">
            <text:p>Det ska finnas lite olika fiender på banan med målet att döda/knuffa ner spelare.</text:p>
          </table:table-cell>
          <table:table-cell office:value-type="string">
            <text:p>Funktionellt krav</text:p>
          </table:table-cell>
          <table:table-cell office:value-type="string">
            <text:p>BK 3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om spelare vill jag pressas att hela tiden klättra uppåt på banan.</text:p>
          </table:table-cell>
          <table:table-cell office:value-type="string">
            <text:p>Spelet ska flytta banan neråt hela tiden och spelaren/spelarna förlorar om de når spelets nederkant.</text:p>
          </table:table-cell>
          <table:table-cell office:value-type="string">
            <text:p>Funktionellt krav</text:p>
          </table:table-cell>
          <table:table-cell office:value-type="string">
            <text:p>BK 3.2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om spelare i en multiplayer-omgång så vill jag kunna knuffa ner min motståndare</text:p>
          </table:table-cell>
          <table:table-cell office:value-type="string">
            <text:p>Spelare ska kunna knuffa ner motståndare genom att röra sig nära deras karaktär och klicka på en knapp.</text:p>
          </table:table-cell>
          <table:table-cell office:value-type="string">
            <text:p>Funktionellt krav</text:p>
          </table:table-cell>
          <table:table-cell office:value-type="string">
            <text:p>BK 3.3</text:p>
          </table:table-cell>
          <table:table-cell office:value-type="string">
            <text:p>Ej påbörjat</text:p>
          </table:table-cell>
          <table:table-cell/>
          <table:table-cell office:value-type="string">
            <text:p>Beroende av krav 2</text:p>
          </table:table-cell>
          <table:table-cell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Som ensam spelare vill jag ha ett tydligt mål på spelet.</text:p>
          </table:table-cell>
          <table:table-cell office:value-type="string">
            <text:p>En singleplayer-omgång är vunnen när spelaren når toppen av banan.</text:p>
          </table:table-cell>
          <table:table-cell office:value-type="string">
            <text:p>Funktionellt krav</text:p>
          </table:table-cell>
          <table:table-cell office:value-type="string">
            <text:p>BK 4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3">
          <table:table-cell office:value-type="float" office:value="10">
            <text:p>10</text:p>
          </table:table-cell>
          <table:table-cell table:style-name="ce2" office:value-type="string">
            <text:p>Som spelare i en multiplayer-omgång så vill jag ha ett tydligt mål med spelet.</text:p>
          </table:table-cell>
          <table:table-cell table:style-name="ce2" office:value-type="string">
            <text:p>En multiplayer-omgång är vunnen när motståndaren har ramlat ner, eller blivit dödad av en fiende.</text:p>
          </table:table-cell>
          <table:table-cell table:style-name="ce2" office:value-type="string">
            <text:p>Funktionellt krav</text:p>
          </table:table-cell>
          <table:table-cell table:style-name="ce2" office:value-type="string">
            <text:p>BK 4.2</text:p>
          </table:table-cell>
          <table:table-cell table:style-name="ce2" office:value-type="string">
            <text:p>Ej påbörjat</text:p>
          </table:table-cell>
          <table:table-cell table:style-name="ce1"/>
          <table:table-cell table:style-name="ce2" office:value-type="string">
            <text:p>Beroende av krav 2</text:p>
          </table:table-cell>
          <table:table-cell table:style-name="ce1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Som spelare vill jag att banan har en viss längd</text:p>
          </table:table-cell>
          <table:table-cell office:value-type="string">
            <text:p>En bana i ett singleplayer-spel har ett bestämt antal nivåer innan man når toppen. På dessa nivåer finns det plattformar att stå på.</text:p>
          </table:table-cell>
          <table:table-cell office:value-type="string">
            <text:p>Funktionellt krav</text:p>
          </table:table-cell>
          <table:table-cell office:value-type="string">
            <text:p>BK 5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Som spelare vill jag att plattformar över mig ska gå att hacka sönder.</text:p>
          </table:table-cell>
          <table:table-cell office:value-type="string">
            <text:p>Det ska gå och är ofta nödvändigt för spelare att hacka sönder plattformar över sig för att kunna nå toppen.</text:p>
          </table:table-cell>
          <table:table-cell office:value-type="string">
            <text:p>Funktionellt krav</text:p>
          </table:table-cell>
          <table:table-cell office:value-type="string">
            <text:p>BK 5.1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pplikationen ska inte kräva mer än nödvändigt för att kunna användas.</text:p>
          </table:table-cell>
          <table:table-cell office:value-type="string">
            <text:p>En dator, ett tangentbord och en modern webbläsare ska vara allt som krävs för att spela spelet.</text:p>
          </table:table-cell>
          <table:table-cell office:value-type="string">
            <text:p>Icke-funktionellt krav</text:p>
          </table:table-cell>
          <table:table-cell office:value-type="string">
            <text:p>BK 6</text:p>
          </table:table-cell>
          <table:table-cell office:value-type="string">
            <text:p>Ej påbörjat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Som spelare vill jag ha ett utseendemässigt tilltalande spel.</text:p>
          </table:table-cell>
          <table:table-cell office:value-type="string">
            <text:p>Grafiken i spelet ska se bra ut, och animationer ska flyta på buggfritt och utan ”lagg”.</text:p>
          </table:table-cell>
          <table:table-cell office:value-type="string">
            <text:p>Icke-funktionellt krav</text:p>
          </table:table-cell>
          <table:table-cell office:value-type="string">
            <text:p>BK 7</text:p>
          </table:table-cell>
          <table:table-cell office:value-type="string">
            <text:p>Ej påbörjat</text:p>
          </table:table-cell>
          <table:table-cell table:number-columns-repeated="3"/>
        </table:table-row>
      </table:table>
      <table:table table:name="Ark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database-ranges>
        <table:database-range table:target-range-address="Ark1.A1:Ark1.H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9">2014-04-09</text:date>, <text:time>14:22:41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4-04-09T10:54:19.26</meta:creation-date>
    <dc:date>2014-04-09T14:22:41.58</dc:date>
    <dc:creator>Henrik Gabrielsson</dc:creator>
    <meta:editing-duration>PT3H12M58S</meta:editing-duration>
    <meta:editing-cycles>27</meta:editing-cycles>
    <meta:generator>OpenOffice/4.0.1$Win32 OpenOffice.org_project/401m5$Build-9714</meta:generator>
    <meta:document-statistic meta:table-count="3" meta:cell-count="95" meta:object-count="0"/>
  </office:meta>
</office:document-meta>
</file>